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131" officeooo:paragraph-rsid="000d5131"/>
    </style:style>
    <style:style style:name="P2" style:family="paragraph" style:parent-style-name="Standard">
      <style:paragraph-properties fo:text-align="center" style:justify-single-word="false"/>
      <style:text-properties officeooo:rsid="000d5131" officeooo:paragraph-rsid="000d5131"/>
    </style:style>
    <style:style style:name="P3" style:family="paragraph" style:parent-style-name="Standard">
      <style:text-properties fo:font-style="italic" officeooo:rsid="000d5131" officeooo:paragraph-rsid="000d5131" style:font-style-asian="italic" style:font-style-complex="italic"/>
    </style:style>
    <style:style style:name="P4" style:family="paragraph" style:parent-style-name="Standard">
      <style:text-properties officeooo:rsid="000eb381" officeooo:paragraph-rsid="000eb381"/>
    </style:style>
    <style:style style:name="P5" style:family="paragraph" style:parent-style-name="Standard">
      <style:text-properties officeooo:rsid="000eee64" officeooo:paragraph-rsid="000eee64"/>
    </style:style>
    <style:style style:name="P6" style:family="paragraph" style:parent-style-name="Standard">
      <style:text-properties officeooo:rsid="000ef8f5" officeooo:paragraph-rsid="000ef8f5"/>
    </style:style>
    <style:style style:name="P7" style:family="paragraph" style:parent-style-name="Standard">
      <style:text-properties officeooo:rsid="00103586" officeooo:paragraph-rsid="00103586"/>
    </style:style>
    <style:style style:name="P8" style:family="paragraph" style:parent-style-name="Standard">
      <style:text-properties officeooo:rsid="001123e7" officeooo:paragraph-rsid="001123e7"/>
    </style:style>
    <style:style style:name="P9" style:family="paragraph" style:parent-style-name="Standard">
      <style:text-properties officeooo:rsid="0012b724" officeooo:paragraph-rsid="0012b724"/>
    </style:style>
    <style:style style:name="P10" style:family="paragraph" style:parent-style-name="Heading_20_3">
      <style:paragraph-properties fo:break-before="page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0d5131"/>
    </style:style>
    <style:style style:name="T2" style:family="text">
      <style:text-properties officeooo:rsid="000eee64"/>
    </style:style>
    <style:style style:name="T3" style:family="text">
      <style:text-properties officeooo:rsid="000ef8f5"/>
    </style:style>
    <style:style style:name="T4" style:family="text">
      <style:text-properties officeooo:rsid="000fa04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d5131"/>
    </style:style>
    <style:style style:name="T8" style:family="text">
      <style:text-properties style:text-position="super 58%" officeooo:rsid="000fa04c"/>
    </style:style>
    <style:style style:name="T9" style:family="text">
      <style:text-properties officeooo:rsid="0012b724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4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9in" fo:min-width="0.1209in" fo:padding-top="0.0098in" fo:padding-bottom="0.0098in" fo:padding-left="0.0098in" fo:padding-right="0.0098in" style:run-through="foreground"/>
    </style:style>
    <style:style style:name="gr6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09in" fo:min-width="0.1209in" fo:padding-top="0.0098in" fo:padding-bottom="0.0098in" fo:padding-left="0.0098in" fo:padding-right="0.0098in" style:run-through="foreground"/>
    </style:style>
    <style:style style:name="gr7" style:family="graphic">
      <style:graphic-properties draw:stroke="none" svg:stroke-color="#000000" draw:fill="none" draw:fill-color="#ffffff" fo:min-height="0.2484in" style:run-through="foreground"/>
    </style:style>
    <style:style style:name="gr8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09in" fo:min-width="0.1209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09in" fo:min-width="0.1209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11" style:family="graphic">
      <style:graphic-properties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metry Forcing</text:p>
      <text:p text:style-name="P2">by Sven Nilsen, 2020</text:p>
      <text:p text:style-name="P1"/>
      <text:p text:style-name="P3">In this paper I describe a property of Avatar Graphs which forces equal objects as graph symmetry.</text:p>
      <text:p text:style-name="P1"/>
      <text:p text:style-name="P1">In Linear Logic<text:span text:style-name="T6"><text:reference-ref text:reference-format="text" text:ref-name="linear logic">[1]</text:reference-ref></text:span>, the notion of a resource means that it can only be used once.</text:p>
      <text:p text:style-name="P1">Another way to phrase the same constraint is that there is no sharing of the resource.</text:p>
      <text:p text:style-name="P7">I had a discussion with Cristian Urlea about <text:span text:style-name="T1">Avatar Graphs</text:span><text:span text:style-name="T7"><text:reference-ref text:reference-format="text" text:ref-name="avatar graphs">[2]</text:reference-ref></text:span><text:span text:style-name="T1"> hav</text:span>ing<text:span text:style-name="T1"> a similar, </text:span>but weaker,<text:span text:style-name="T1"> property which can be thought of as a constraint for some Cartesian product</text:span><text:span text:style-name="T7"><text:reference-ref text:reference-format="text" text:ref-name="cartesian product">[3]</text:reference-ref></text:span><text:span text:style-name="T1"> of two elements `a` and `b`:</text:span></text:p>
      <text:p text:style-name="P1"/>
      <text:p text:style-name="P1"><text:tab/>(a, b)<text:tab/>if and only if `a = b` is not provable by “<text:span text:style-name="T2">trivial” </text:span>reflection</text:p>
      <text:p text:style-name="P1"/>
      <text:p text:style-name="P5">By “trivial” reflection, I mean that `a` and `b` can not refer to the same node in the graph.<text:line-break/>This property is enforced by the graph not being a multigraph, <text:span text:style-name="T4">but the property is non-trivial because Avatar Graphs might be thought of as an encoded category</text:span><text:span text:style-name="T8"><text:reference-ref text:reference-format="text" text:ref-name="category theory">[4]</text:reference-ref></text:span><text:span text:style-name="T4"> with initial objects and products</text:span>. <text:span text:style-name="T4">The original category might be a multigraph, by adding new nodes and edges. For simplicity, I will refer to “trivial reflection” as “reflection” and all non-trivial reflections/isomorphisms as “isomorphisms”.</text:span></text:p>
      <text:p text:style-name="P1"/>
      <text:p text:style-name="P4">For example, you have a core, a 1-avatar `a` and you want to create a 2-avatar using a Cartesian product. However, a 2-avatar requires two 1-avatars. Where do you get the second 1-avatar?</text:p>
      <text:p text:style-name="P4"/>
      <text:p text:style-name="P4"/>
      <text:p text:style-name="P4"><draw:g text:anchor-type="paragraph" draw:z-index="6" draw:style-name="gr2"><draw:line draw:name="Shape2" draw:style-name="gr3" draw:text-style-name="P11" svg:x1="3.9303in" svg:y1="0.1728in" svg:x2="3.3256in" svg:y2="0.4882in"><text:p/></draw:line><draw:line draw:name="Shape2" draw:style-name="gr4" draw:text-style-name="P11" svg:x1="3.9307in" svg:y1="0.1728in" svg:x2="3.3673in" svg:y2="-0.0508in"><text:p/></draw:line><draw:line draw:name="Shape2" draw:style-name="gr4" draw:text-style-name="P11" svg:x1="2.7209in" svg:y1="0.0984in" svg:x2="3.3673in" svg:y2="-0.0508in"><text:p/></draw:line><draw:custom-shape draw:name="Shape1" draw:style-name="gr5" draw:text-style-name="P12" svg:width="0.1988in" svg:height="0.1988in" svg:x="2.6299in" svg:y="-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6" draw:text-style-name="P13" svg:width="0.1988in" svg:height="0.1988in" svg:x="3.2681in" svg:y="-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6" draw:text-style-name="P13" svg:width="0.1988in" svg:height="0.1988in" svg:x="3.8402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6" draw:text-style-name="P13" svg:width="0.1988in" svg:height="0.1988in" svg:x="3.2354in" svg:y="0.3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7" draw:text-style-name="P14" svg:width="0.2657in" svg:height="0.2488in" svg:x="3.7402in" svg:y="0.3472in"><draw:text-box><text:p>?</text:p></draw:text-box></draw:frame></draw:g></text:p>
      <text:p text:style-name="P4"/>
      <text:p text:style-name="P4"/>
      <text:p text:style-name="P4"/>
      <text:p text:style-name="P4">One way to solve this, is to introduce a map from all existing 1-avatars which creates new 1-avatars.</text:p>
      <text:p text:style-name="P4"/>
      <text:p text:style-name="P4"><text:tab/>p’(a)<text:tab/><text:tab/>p’(a) ~= a<text:tab/><text:tab/><text:span text:style-name="T9">Isomorphisms are used because they generalize naturally</text:span></text:p>
      <text:p text:style-name="P4"/>
      <text:p text:style-name="P4">Here, `p` is a map such that an isomorphism to the inner object `a` can be proved, but not by<text:span text:style-name="T4"> reflection</text:span>.</text:p>
      <text:p text:style-name="P4"><draw:line text:anchor-type="paragraph" draw:z-index="7" draw:name="Shape2" draw:style-name="gr8" draw:text-style-name="P11" svg:x1="3.8886in" svg:y1="0.4862in" svg:x2="3.2839in" svg:y2="0.8016in"><text:p/></draw:line><draw:line text:anchor-type="paragraph" draw:z-index="8" draw:name="Shape2" draw:style-name="gr1" draw:text-style-name="P11" svg:x1="3.889in" svg:y1="0.4862in" svg:x2="3.3256in" svg:y2="0.2626in"><text:p/></draw:line><draw:line text:anchor-type="paragraph" draw:z-index="9" draw:name="Shape2" draw:style-name="gr1" draw:text-style-name="P11" svg:x1="2.6791in" svg:y1="0.4118in" svg:x2="3.3256in" svg:y2="0.2626in"><text:p/></draw:line><draw:custom-shape text:anchor-type="paragraph" draw:z-index="10" draw:name="Shape1" draw:style-name="gr9" draw:text-style-name="P12" svg:width="0.1988in" svg:height="0.1988in" svg:x="2.5882in" svg:y="0.2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10" draw:text-style-name="P13" svg:width="0.1988in" svg:height="0.1988in" svg:x="3.2264in" svg:y="0.1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" draw:style-name="gr10" draw:text-style-name="P13" svg:width="0.1988in" svg:height="0.1988in" svg:x="3.7984in" svg:y="0.3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10" draw:text-style-name="P13" svg:width="0.1988in" svg:height="0.1988in" svg:x="3.1937in" svg:y="0.6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5" draw:name="Shape2" draw:style-name="gr1" draw:text-style-name="P11" svg:x1="2.6791in" svg:y1="0.2201in" svg:x2="3.2839in" svg:y2="0.6098in"><text:p/></draw:line><draw:line text:anchor-type="paragraph" draw:z-index="14" draw:name="Shape3" draw:style-name="gr11" draw:text-style-name="P11" svg:x1="3.0689in" svg:y1="0.1181in" svg:x2="3.0354in" svg:y2="0.4744in"><text:p/></draw:line><draw:frame text:anchor-type="paragraph" draw:z-index="15" draw:name="Shape4" draw:style-name="gr12" draw:text-style-name="P14" svg:width="0.2071in" svg:height="0.2303in" svg:x="3.1681in" svg:y="0.2201in"><draw:text-box><text:p>p’</text:p></draw:text-box></draw:frame></text:p>
      <text:p text:style-name="P4"/>
      <text:p text:style-name="P4"/>
      <text:p text:style-name="P4"/>
      <text:p text:style-name="P5"><draw:custom-shape text:anchor-type="paragraph" draw:z-index="16" draw:name="Shape1" draw:style-name="gr9" draw:text-style-name="P12" svg:width="0.1988in" svg:height="0.1988in" svg:x="2.5799in" svg:y="0.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10" draw:text-style-name="P13" svg:width="0.1988in" svg:height="0.1988in" svg:x="3.1937in" svg:y="0.3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10" draw:text-style-name="P13" svg:width="0.1988in" svg:height="0.1988in" svg:x="3.1854in" svg:y="1.0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10" draw:text-style-name="P13" svg:width="0.1988in" svg:height="0.1988in" svg:x="3.9563in" svg:y="0.3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10" draw:text-style-name="P13" svg:width="0.1988in" svg:height="0.1988in" svg:x="3.9563in" svg:y="1.0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10" draw:text-style-name="P13" svg:width="0.1988in" svg:height="0.1988in" svg:x="4.5362in" svg:y="0.6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1" draw:text-style-name="P11" svg:x1="2.6874in" svg:y1="0.8063in" svg:x2="3.3091in" svg:y2="0.4728in"><text:p/></draw:line><draw:line text:anchor-type="paragraph" draw:z-index="3" draw:name="Shape2" draw:style-name="gr1" draw:text-style-name="P11" svg:x1="2.6874in" svg:y1="0.8063in" svg:x2="3.2756in" svg:y2="1.1291in"><text:p/></draw:line><draw:line text:anchor-type="paragraph" draw:z-index="2" draw:name="Shape2" draw:style-name="gr1" draw:text-style-name="P11" svg:x1="4.0547in" svg:y1="0.45in" svg:x2="3.2756in" svg:y2="1.1291in"><text:p/></draw:line><draw:line text:anchor-type="paragraph" draw:z-index="1" draw:name="Shape2" draw:style-name="gr1" draw:text-style-name="P11" svg:x1="4.0547in" svg:y1="0.45in" svg:x2="4.652in" svg:y2="0.7728in"><text:p/></draw:line><draw:line text:anchor-type="paragraph" draw:z-index="0" draw:name="Shape2" draw:style-name="gr1" draw:text-style-name="P11" svg:x1="4.0547in" svg:y1="0.45in" svg:x2="3.3091in" svg:y2="0.4728in"><text:p/></draw:line><draw:line text:anchor-type="paragraph" draw:z-index="22" draw:name="Shape2" draw:style-name="gr13" draw:text-style-name="P11" svg:x1="4.0547in" svg:y1="1.1291in" svg:x2="3.3091in" svg:y2="0.4728in"><text:p/></draw:line><draw:line text:anchor-type="paragraph" draw:z-index="23" draw:name="Shape2" draw:style-name="gr13" draw:text-style-name="P11" svg:x1="4.0547in" svg:y1="1.1291in" svg:x2="4.652in" svg:y2="0.7728in"><text:p/></draw:line><draw:line text:anchor-type="paragraph" draw:z-index="24" draw:name="Shape2" draw:style-name="gr13" draw:text-style-name="P11" svg:x1="4.0547in" svg:y1="1.1291in" svg:x2="3.2756in" svg:y2="1.1291in"><text:p/></draw:line>However, it is possible <text:span text:style-name="T3">in a product `(a, b)` </text:span>to <text:span text:style-name="T3">reuse 1-avatars in both `a` and `b`:</text:span></text:p>
      <text:p text:style-name="P5"><draw:frame text:anchor-type="paragraph" draw:z-index="25" draw:name="Shape5" draw:style-name="gr14" draw:text-style-name="P14" svg:width="0.2906in" svg:height="0.2323in" svg:x="4.1957in" svg:y="0.0811in"><draw:text-box><text:p>a</text:p></draw:text-box></draw:frame></text:p>
      <text:p text:style-name="P5"/>
      <text:p text:style-name="P5"/>
      <text:p text:style-name="P5"/>
      <text:p text:style-name="P5"><draw:frame text:anchor-type="paragraph" draw:z-index="26" draw:name="Shape6" draw:style-name="gr15" draw:text-style-name="P14" svg:width="0.224in" svg:height="0.2406in" svg:x="4.2043in" svg:y="0.0937in"><draw:text-box><text:p>b</text:p></draw:text-box></draw:frame></text:p>
      <text:p text:style-name="P6"/>
      <text:p text:style-name="P6">With other words, the notion of a resource here <text:span text:style-name="T4">means at least one copy of 1-avatars when reused.</text:span></text:p>
      <text:p text:style-name="P7"/>
      <text:p text:style-name="P7">An open problem is whether symmetry forcing is vital for <text:span text:style-name="T9">the </text:span>interpretation of Avatar Extensions<text:span text:style-name="T6"><text:reference-ref text:reference-format="text" text:ref-name="avatar extensions">[5]</text:reference-ref></text:span>.</text:p>
      <text:h text:style-name="P10" text:outline-level="3">References:</text:h>
      <text:p text:style-name="P7"/>
      <text:p text:style-name="P7"><text:reference-mark-start text:name="linear logic"/>[1]<text:reference-mark-end text:name="linear logic"/><text:tab/>“Linear logic”</text:p>
      <text:p text:style-name="P7"><text:tab/>Wikipedia</text:p>
      <text:p text:style-name="P7"><text:tab/><text:a xlink:type="simple" xlink:href="https://en.wikipedia.org/wiki/Linear_logic" text:style-name="Internet_20_link" text:visited-style-name="Visited_20_Internet_20_Link"><text:span text:style-name="T5">https://en.wikipedia.org/wiki/Linear_logic</text:span></text:a></text:p>
      <text:p text:style-name="P7"/>
      <text:p text:style-name="P8"><text:reference-mark-start text:name="avatar graphs"/>[2]<text:reference-mark-end text:name="avatar graphs"/><text:tab/>“Avatar Graphs”</text:p>
      <text:p text:style-name="P8"><text:tab/>Sven Nilsen, 2020</text:p>
      <text:p text:style-name="P8"><text:tab/><text:a xlink:type="simple" xlink:href="https://github.com/advancedresearch/path_semantics/blob/master/papers-wip/avatar-graphs.pdf" text:style-name="Internet_20_link" text:visited-style-name="Visited_20_Internet_20_Link"><text:span text:style-name="T5">https://github.com/advancedresearch/path_semantics/blob/master/papers-wip/avatar-graphs.pdf</text:span></text:a></text:p>
      <text:p text:style-name="P8"/>
      <text:p text:style-name="P8"><text:reference-mark-start text:name="cartesian product"/>[3]<text:reference-mark-end text:name="cartesian product"/><text:tab/>“Cartesian product”</text:p>
      <text:p text:style-name="P8"><text:tab/>Wikipedia</text:p>
      <text:p text:style-name="P8"><text:tab/><text:a xlink:type="simple" xlink:href="https://en.wikipedia.org/wiki/Cartesian_product" text:style-name="Internet_20_link" text:visited-style-name="Visited_20_Internet_20_Link"><text:span text:style-name="T5">https://en.wikipedia.org/wiki/Cartesian_product</text:span></text:a></text:p>
      <text:p text:style-name="P8"/>
      <text:p text:style-name="P8"><text:reference-mark-start text:name="category theory"/>[4]<text:reference-mark-end text:name="category theory"/><text:tab/>“Category theory”</text:p>
      <text:p text:style-name="P8"><text:tab/>Wikipedia</text:p>
      <text:p text:style-name="P8"><text:tab/><text:a xlink:type="simple" xlink:href="https://en.wikipedia.org/wiki/Category_theory" text:style-name="Internet_20_link" text:visited-style-name="Visited_20_Internet_20_Link"><text:span text:style-name="T5">https://en.wikipedia.org/wiki/Category_theory</text:span></text:a></text:p>
      <text:p text:style-name="P8"/>
      <text:p text:style-name="P9"><text:reference-mark-start text:name="avatar extensions"/>[5]<text:reference-mark-end text:name="avatar extensions"/><text:tab/>“Avatar Extensions”</text:p>
      <text:p text:style-name="P9"><text:tab/>AdvancedResearch – reading sequence on Path Semantics</text:p>
      <text:p text:style-name="P9"><text:tab/><text:a xlink:type="simple" xlink:href="https://github.com/advancedresearch/path_semantics/blob/master/sequences.md#avatar-extensions" text:style-name="Internet_20_link" text:visited-style-name="Visited_20_Internet_20_Link"><text:span text:style-name="T5">https://github.com/advancedresearch/path_semantics/blob/master/sequences.md#avatar-extensions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1:03:04.427811000</meta:creation-date>
    <dc:date>2020-10-08T03:33:06.103977000</dc:date>
    <meta:editing-duration>PT3M57S</meta:editing-duration>
    <meta:editing-cycles>1</meta:editing-cycles>
    <meta:document-statistic meta:table-count="0" meta:image-count="0" meta:object-count="0" meta:page-count="2" meta:paragraph-count="31" meta:word-count="350" meta:character-count="2360" meta:non-whitespace-character-count="2026"/>
    <meta:generator>LibreOffice/5.1.2.2$MacOSX_X86_64 LibreOffice_project/d3bf12ecb743fc0d20e0be0c58ca359301eb705f</meta:generator>
  </office:meta>
</office:document-meta>
</file>